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 draw:shadow="hidden"/>
    </style:style>
    <style:style style:name="gr2" style:family="graphic" style:parent-style-name="standard">
      <style:graphic-properties draw:textarea-vertical-align="middl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xml:id="id1" draw:id="id1" draw:layer="layout" svg:width="14.6cm" svg:height="6.3cm" svg:x="1.3cm" svg:y="6.1cm">
          <text:p text:style-name="P1">DataWebServer</text:p>
          <text:p text:style-name="P1"/>
          <text:p text:style-name="P1"><text:span text:style-name="T1">Приём сырых данных.</text:span></text:p>
          <text:p text:style-name="P1"><text:span text:style-name="T1"/></text:p>
          <text:p text:style-name="P1"><text:span text:style-name="T1">Обработка данных, построение таблиц TeamLevelPoints, TeamDismiss.</text:span></text:p>
          <text:p text:style-name="P1"><text:span text:style-name="T1"/></text:p>
          <text:p text:style-name="P1"><text:span text:style-name="T1">Отправка данных на сайт.</text:span></text:p>
          <text:p text:style-name="P1"><text:span text:style-name="T1"/></text:p>
          <text:p text:style-name="P1"><text:span text:style-name="T1">Отправка обработанных данных на DataCollector.</text:span></text:p>
          <text:p text:style-name="P1"><text:span text:style-name="T1"/></text:p>
          <text:p text:style-name="P1"><text:span text:style-name="T1">Экспорт подготовленных данных в файл.</text:span></text:p>
        </draw:rect>
        <draw:rect draw:style-name="gr2" draw:text-style-name="P2" xml:id="id2" draw:id="id2" draw:layer="layout" svg:width="5.6cm" svg:height="2.7cm" svg:x="5.8cm" svg:y="1.2cm">
          <text:p text:style-name="P2">Site</text:p>
        </draw:rect>
        <draw:rect draw:style-name="gr1" draw:text-style-name="P1" xml:id="id3" draw:id="id3" draw:layer="layout" svg:width="9.25cm" svg:height="6.7cm" svg:x="3.975cm" svg:y="15.7cm">
          <text:p text:style-name="P1">DataCollector</text:p>
          <text:p text:style-name="P1"/>
          <text:p text:style-name="P1"><text:span text:style-name="T1">Сбор данных со сканеров.</text:span></text:p>
          <text:p text:style-name="P1"><text:span text:style-name="T1">Настройка сканеров.</text:span></text:p>
          <text:p text:style-name="P1"><text:span text:style-name="T1"/></text:p>
          <text:p text:style-name="P1"><text:span text:style-name="T1">Ввод данных о КП и сходах.</text:span></text:p>
          <text:p text:style-name="P1"><text:span text:style-name="T1"/></text:p>
          <text:p text:style-name="P1"><text:span text:style-name="T1">Отправка сырых данных на сервер.</text:span></text:p>
          <text:p text:style-name="P1"><text:span text:style-name="T1"/></text:p>
          <text:p text:style-name="P1"><text:span text:style-name="T1">Экспорт сырых данных в файл.</text:span></text:p>
          <text:p text:style-name="P1"><text:span text:style-name="T1"/></text:p>
          <text:p text:style-name="P1"><text:span text:style-name="T1">Построение отчётов по данным от сервера.</text:span></text:p>
        </draw:rect>
        <draw:connector draw:style-name="gr3" draw:text-style-name="P3" draw:layer="layout" svg:x1="8.6cm" svg:y1="6.1cm" svg:x2="8.6cm" svg:y2="3.9cm" draw:start-shape="id1" draw:start-glue-point="0" draw:end-shape="id2" draw:end-glue-point="2" svg:d="M8600 6100v-2200">
          <text:p text:style-name="P2"><text:span text:style-name="T1">Периодическое</text:span></text:p>
          <text:p text:style-name="P2"><text:span text:style-name="T1">обновление данных</text:span></text:p>
        </draw:connector>
        <draw:connector draw:style-name="gr4" draw:text-style-name="P3" draw:layer="layout" svg:x1="8.6cm" svg:y1="12.4cm" svg:x2="8.6cm" svg:y2="15.7cm" draw:start-shape="id1" draw:start-glue-point="2" draw:end-shape="id3" svg:d="M8600 12400v3300">
          <text:p text:style-name="P2"><text:span text:style-name="T1">Обмен сырыми данными и</text:span></text:p>
          <text:p text:style-name="P2"><text:span text:style-name="T1">подготовленными данными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Юрий Вайс</meta:initial-creator>
    <meta:creation-date>2015-03-12T11:11:32.41</meta:creation-date>
    <dc:date>2015-03-12T11:47:19.30</dc:date>
    <dc:creator>Юрий Вайс</dc:creator>
    <meta:editing-duration>PT2M53S</meta:editing-duration>
    <meta:editing-cycles>1</meta:editing-cycles>
    <meta:document-statistic meta:object-count="5"/>
    <meta:generator>OpenOffice/4.1.1$Win32 OpenOffice.org_project/411m6$Build-9775</meta:generator>
  </office:meta>
</office:document-meta>
</file>